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dee: Festplatte aus SD-Karten</text:p>
          </draw:text-box>
        </draw:frame>
        <draw:frame presentation:style-name="pr2" draw:layer="layout" svg:width="25.199cm" svg:height="15.286cm" svg:x="1.4cm" svg:y="4.714cm" presentation:class="outline" presentation:user-transformed="true">
          <draw:text-box>
            <text:list text:style-name="L2">
              <text:list-item>
                <text:p><text:span text:style-name="T1">Vorteil: modular</text:span></text:p>
              </text:list-item>
              <text:list-item>
                <text:p><text:span text:style-name="T1">Module aus abundantem, handelsüblichem, kostengünstigem Speicher</text:span></text:p>
              </text:list-item>
              <text:list-item>
                <text:p><text:span text:style-name="T1">Festplatte mit einstellbarer und erweiterbarer Speichergröße</text:span></text:p>
              </text:list-item>
              <text:list-item>
                <text:p><text:span text:style-name="T1">Reparatur: defekte Speicherbausteine ersetzbar</text:span></text:p>
              </text:list-item>
              <text:list-item>
                <text:p><text:span text:style-name="T1">Hot Swapping: Entfernen und Hinzufügen von Datenträger im laufenden Betrieb</text:span></text:p>
              </text:list-item>
              <text:list-item>
                <text:p><text:span text:style-name="T1">Erhöhter Datendurchsatz durch mehrere, unabhängige „Leseköpfe“</text:span></text:p>
              </text:list-item>
              <text:list-item>
                <text:p><text:span text:style-name="T1">(Gleichzeitiger) Zugriff über verschiedene Bus-Systeme denkbar</text:span></text:p>
              </text:list-item>
              <text:list-item>
                <text:p><text:span text:style-name="T1">Wenn Controller defekt, weiterhin physischen Zugriff auf den Speicher</text:span></text:p>
              </text:list-item>
              <text:list-item>
                <text:p><text:span text:style-name="T1">NAND-Controller (defekte Sektoren-Erkennung, Schreibzyklenverteilung) nicht nötig, weil bereits in den Karten vorhanden</text:span></text:p>
              </text:list-item>
              <text:list-item>
                <text:p><text:span text:style-name="T1">Offener Controller: effiziente, systemunabhängige Operationen möglich, z.B. Spiegelung/RAID-Setup, transparente Verschlüsselung und Komprimierung</text:span></text:p>
              </text:list-item>
              <text:list-item>
                <text:p><text:span text:style-name="T1">alle Vorteile von Open Source Software und Hardware ;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ormfaktor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grundsätzlich: beliebig</text:span></text:p>
              </text:list-item>
              <text:list-item>
                <text:p><text:span text:style-name="T2">z.B. Festplatte, 3.5“ oder 2.5“</text:span></text:p>
              </text:list-item>
              <text:list-item>
                <text:p><text:span text:style-name="T2">intern oder extern</text:span></text:p>
              </text:list-item>
              <text:list-item>
                <text:p><text:span text:style-name="T2">aus SD- oder µSD-Karten</text:span></text:p>
              </text:list-item>
              <text:list-item>
                <text:p><text:span text:style-name="T2">z.B. 3.5“:</text:span></text:p>
              </text:list-item>
              <text:list-item>
                <text:p><text:span text:style-name="T2">2 Seiten, links rechts, jeweils 4 SD-Karten</text:span></text:p>
              </text:list-item>
              <text:list-item>
                <text:p><text:span text:style-name="T2">mehrere Stockwerke denkbar, z.B.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odularitä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ontroller (Prototyp: </text:span><text:span text:style-name="T3">Raspberry Pi)</text:span></text:p>
              </text:list-item>
              <text:list-item>
                <text:p><text:span text:style-name="T3">Slots: SD-Karten-SPI-Breakout-Boards</text:span></text:p>
              </text:list-item>
              <text:list-item>
                <text:p><text:span text:style-name="T3">SPI-Slave-Combiner: ansteckbare Platine, an die wiederum mehrere Slot-Platinen angesteckt werden können</text:span></text:p>
              </text:list-item>
              <text:list-item>
                <text:p><text:span text:style-name="T3">Combined Access Socket: ansteckbare Platine, die einen Standard-Festplatten-Anschluss exponiert (IDE,SATA,...), über den der kombinierte Speicher über den Controller transparent angesprochen wi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Kombinierter Speicher: Zugriffsmöglichkeiten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3">PATA</text:span></text:p>
              </text:list-item>
              <text:list-item>
                <text:p><text:span text:style-name="T3">SATA</text:span></text:p>
              </text:list-item>
              <text:list-item>
                <text:p><text:span text:style-name="T3">USB 1.0/1.1/2.0/3.0</text:span></text:p>
              </text:list-item>
              <text:list-item>
                <text:p><text:span text:style-name="T3">Emulation von Speichermedien: SD-Karte (SPI), über Flachbandkabel</text:span></text:p>
              </text:list-item>
              <text:list-item>
                <text:p><text:span text:style-name="T3">Emulation: Compact Flash (PATA-Bus), über Flachbandkabel</text:span></text:p>
              </text:list-item>
              <text:list-item>
                <text:p><text:span text:style-name="T3">Raspberry Pi (Block-Level / ATAPI cmds / FAT layer)</text:span></text:p>
              </text:list-item>
              <text:list-item>
                <text:p><text:span text:style-name="T3">Arduino</text:span></text:p>
              </text:list-item>
              <text:list-item>
                <text:p><text:span text:style-name="T3">SPI (kombinierter Speicher!)</text:span></text:p>
              </text:list-item>
              <text:list-item>
                <text:p><text:span text:style-name="T3">I²C</text:span></text:p>
              </text:list-item>
              <text:list-item>
                <text:p><text:span text:style-name="T3">RJ-45 (NAS, NBD)</text:span></text:p>
              </text:list-item>
              <text:list-item>
                <text:p><text:span text:style-name="T3">FiberChan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ahl des 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ikrocontroller oder kleiner SoC</text:span></text:p>
              </text:list-item>
              <text:list-item>
                <text:p><text:span text:style-name="T2">Geschwindigkeit spielt eine Rolle wegen Datendurchsatz</text:span></text:p>
              </text:list-item>
              <text:list-item>
                <text:p><text:span text:style-name="T2">Prototyp: Raspberry Pi:</text:span></text:p>
              </text:list-item>
              <text:list-item>
                <text:p><text:span text:style-name="T2">GPIO, SPI, RJ-45 vorhanden</text:span></text:p>
              </text:list-item>
              <text:list-item>
                <text:p><text:span text:style-name="T2">klein, schnell, einfach programmierbar</text:span></text:p>
              </text:list-item>
              <text:list-item>
                <text:p><text:span text:style-name="T2">Linux</text:span></text:p>
              </text:list-item>
              <text:list-item>
                <text:p><text:span text:style-name="T2">mdadm (erlaubt Vertauschen der SD-Kart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4T14:36:44</meta:creation-date>
    <dc:date>2014-02-05T10:44:46</dc:date>
    <meta:editing-duration>PT2H39M15S</meta:editing-duration>
    <meta:editing-cycles>11</meta:editing-cycles>
    <meta:generator>LibreOffice/4.0.3.3$Linux_x86 LibreOffice_project/400m0$Build-3</meta:generator>
    <meta:document-statistic meta:object-count="41"/>
  </office:meta>
</office:document-meta>
</file>